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Mots</text:p>
          </table:table-cell>
        </table:table-row>
        <table:table-row table:style-name="ro1">
          <table:table-cell office:value-type="string" calcext:value-type="string">
            <text:p>Dérivés du mots dense</text:p>
          </table:table-cell>
          <table:table-cell office:value-type="string" calcext:value-type="string">
            <text:p>Densification, Sur-densification, Surcharge, Redensification, Dédensification, Dé-densification, Densément, Intensification, Intensifier</text:p>
          </table:table-cell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Urbanisme, Pavillon, Pavillonnaire, Logement, Mitoyen, Îlot, Immeuble, Lotissement, Habitat, Aménagement, Étalement, Résidentiel, Infrastructure, Jardin, Balcon, Maison, Habitat, Collectif, Individuel</text:p>
          </table:table-cell>
        </table:table-row>
        <table:table-row table:style-name="ro1">
          <table:table-cell office:value-type="string" calcext:value-type="string">
            <text:p>Acronymes</text:p>
          </table:table-cell>
          <table:table-cell office:value-type="string" calcext:value-type="string">
            <text:p>PLU, SDRIF, ALUR, ZAN, SCOT, ZAC, PLUI</text:p>
          </table:table-cell>
        </table:table-row>
        <table:table-row table:style-name="ro1">
          <table:table-cell office:value-type="string" calcext:value-type="string">
            <text:p>Dynamiques de peuplement</text:p>
          </table:table-cell>
          <table:table-cell office:value-type="string" calcext:value-type="string">
            <text:p>Peuplement, Peuplé, Population, Désertifier, Désert</text:p>
          </table:table-cell>
        </table:table-row>
        <table:table-row table:style-name="ro1">
          <table:table-cell office:value-type="string" calcext:value-type="string">
            <text:p>Réseaux de transport</text:p>
          </table:table-cell>
          <table:table-cell office:value-type="string" calcext:value-type="string">
            <text:p>Réseau, Transport, Ferré, Voiture, Trafic, Route, Voirie</text:p>
          </table:table-cell>
        </table:table-row>
        <table:table-row table:style-name="ro1">
          <table:table-cell office:value-type="string" calcext:value-type="string">
            <text:p>Verdure</text:p>
          </table:table-cell>
          <table:table-cell office:value-type="string" calcext:value-type="string">
            <text:p>Verdure, Atmosphère, Artificialisation, Artificialiser, Désartificialiser, Sobriété, Promoteur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Hauteur, Emprise, Constructibilité, Construction, Extension, Bétonnage, Étage, Dent, Creux, Parcelle, Béton, Vertical, Verticalité, Constructible, Bâti, Surélévation, Élévation, Bétonner, Bétonnisation, Friche</text:p>
          </table:table-cell>
        </table:table-row>
        <table:table-row table:style-name="ro1">
          <table:table-cell office:value-type="string" calcext:value-type="string">
            <text:p>Urbanité</text:p>
          </table:table-cell>
          <table:table-cell office:value-type="string" calcext:value-type="string">
            <text:p>Urbain, Périurbain, Ville, Village, Bourg, Périphérie, Centre, Maillage, Agglomération, Périphérique, Pôle, Couronne, Banlieue, Coeur, Cité-dortoir, Quartier, Dortoir</text:p>
          </table:table-cell>
        </table:table-row>
        <table:table-row table:style-name="ro1">
          <table:table-cell office:value-type="string" calcext:value-type="string">
            <text:p>Perception</text:p>
          </table:table-cell>
          <table:table-cell office:value-type="string" calcext:value-type="string">
            <text:p>Promiscuité, Entassement, Interaction, Déménagement, Proximité, Désirabilité, Mixité des usages, Concentrer, Mixité fonctionnelle, Condenser</text:p>
          </table:table-cell>
        </table:table-row>
        <table:table-row table:style-name="ro1">
          <table:table-cell office:value-type="string" calcext:value-type="string">
            <text:p>Dynamiques d'urbanisation</text:p>
          </table:table-cell>
          <table:table-cell office:value-type="string" calcext:value-type="string">
            <text:p>Périurbanisation, Rurbanisation, Réurbanisation, Gentrification, Urbanisation, Concentration, Expansion, Grignotage, Morcellement, Mitage, Désurbani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ptiste Descamps</meta:initial-creator>
    <meta:creation-date>2024-10-11T16:12:21.276000000</meta:creation-date>
    <meta:generator>LibreOffice/24.2.6.2$Windows_X86_64 LibreOffice_project/ef66aa7e36a1bb8e65bfbc63aba53045a14d0871</meta:generator>
    <dc:date>2024-10-11T16:12:32.248000000</dc:date>
    <dc:creator>Baptiste Descamps</dc:creator>
    <meta:editing-duration>PT11S</meta:editing-duration>
    <meta:editing-cycles>1</meta:editing-cycles>
    <meta:document-statistic meta:table-count="1" meta:cell-count="22" meta:object-count="0"/>
  </office:meta>
</office:document-meta>
</file>